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</manifest:manifest>
</file>

<file path=content.xml><?xml version="1.0" encoding="utf-8"?>
<office:document xmlns:office="urn:oasis:names:tc:opendocument:xmlns:office:1.0" office:mimetype="application/vnd.oasis.opendocument.spreadsheet-template">
  <office:automatic-styles>
    <style:style xmlns:style="urn:oasis:names:tc:opendocument:xmlns:style:1.0" style:family="table-column" style:name="defaultCol0">
      <style:table-column-properties style:column-width="20.0mm"/>
    </style:style>
  </office:automatic-styles>
  <office:body>
    <office:spreadsheet>
      <table:table xmlns:table="urn:oasis:names:tc:opendocument:xmlns:table:1.0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>
            <text:p xmlns:text="urn:oasis:names:tc:opendocument:xmlns:text:1.0">nome</text:p>
          </table:table-cell>
          <table:table-cell>
            <text:p xmlns:text="urn:oasis:names:tc:opendocument:xmlns:text:1.0">cognome </text:p>
          </table:table-cell>
          <table:table-cell>
            <text:p xmlns:text="urn:oasis:names:tc:opendocument:xmlns:text:1.0">citta</text:p>
          </table:table-cell>
          <table:table-cell>
            <text:p xmlns:text="urn:oasis:names:tc:opendocument:xmlns:text:1.0">telefono </text:p>
          </table:table-cell>
          <table:table-cell>
            <text:p xmlns:text="urn:oasis:names:tc:opendocument:xmlns:text:1.0">data</text:p>
          </table:table-cell>
        </table:table-row>
        <table:table-row>
          <table:table-cell>
            <text:p xmlns:text="urn:oasis:names:tc:opendocument:xmlns:text:1.0">Paola</text:p>
          </table:table-cell>
          <table:table-cell>
            <text:p xmlns:text="urn:oasis:names:tc:opendocument:xmlns:text:1.0">Cardone</text:p>
          </table:table-cell>
          <table:table-cell>
            <text:p xmlns:text="urn:oasis:names:tc:opendocument:xmlns:text:1.0">Cuneo</text:p>
          </table:table-cell>
          <table:table-cell>
            <text:p xmlns:text="urn:oasis:names:tc:opendocument:xmlns:text:1.0">01010101010</text:p>
          </table:table-cell>
          <table:table-cell>
            <text:p xmlns:text="urn:oasis:names:tc:opendocument:xmlns:text:1.0">2008-10-03</text:p>
          </table:table-cell>
        </table:table-row>
        <table:table-row>
          <table:table-cell>
            <text:p xmlns:text="urn:oasis:names:tc:opendocument:xmlns:text:1.0">Kevin</text:p>
          </table:table-cell>
          <table:table-cell>
            <text:p xmlns:text="urn:oasis:names:tc:opendocument:xmlns:text:1.0">Hala</text:p>
          </table:table-cell>
          <table:table-cell>
            <text:p xmlns:text="urn:oasis:names:tc:opendocument:xmlns:text:1.0">Cuneo</text:p>
          </table:table-cell>
          <table:table-cell>
            <text:p xmlns:text="urn:oasis:names:tc:opendocument:xmlns:text:1.0">01010101010</text:p>
          </table:table-cell>
          <table:table-cell>
            <text:p xmlns:text="urn:oasis:names:tc:opendocument:xmlns:text:1.0">2008-10-19</text:p>
          </table:table-cell>
        </table:table-row>
        <table:table-row>
          <table:table-cell>
            <text:p xmlns:text="urn:oasis:names:tc:opendocument:xmlns:text:1.0">Matteo</text:p>
          </table:table-cell>
          <table:table-cell>
            <text:p xmlns:text="urn:oasis:names:tc:opendocument:xmlns:text:1.0">Petrisor</text:p>
          </table:table-cell>
          <table:table-cell>
            <text:p xmlns:text="urn:oasis:names:tc:opendocument:xmlns:text:1.0">Cuneo</text:p>
          </table:table-cell>
          <table:table-cell>
            <text:p xmlns:text="urn:oasis:names:tc:opendocument:xmlns:text:1.0">01010101010</text:p>
          </table:table-cell>
          <table:table-cell>
            <text:p xmlns:text="urn:oasis:names:tc:opendocument:xmlns:text:1.0">2008-08-06</text:p>
          </table:table-cell>
        </table:table-row>
      </table:table>
    </office:spreadsheet>
  </office:body>
</office:document>
</file>